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11.2293956</text:p>
          </table:table-cell>
          <table:table-cell table:number-columns-repeated="8"/>
          <table:table-cell office:value-type="string" calcext:value-type="string">
            <text:p>314787.8</text:p>
          </table:table-cell>
          <table:table-cell table:number-columns-repeated="4"/>
          <table:table-cell office:value-type="string" calcext:value-type="string">
            <text:p>280734.8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3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.00.0000</text:date>, <text:time style:data-style-name="N2" text:time-value="03:55:57.8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7T04:03:29.758000000</dc:date>
    <meta:editing-duration>P6DT22H18M48S</meta:editing-duration>
    <meta:editing-cycles>2708</meta:editing-cycles>
    <meta:document-statistic meta:table-count="6" meta:cell-count="15312" meta:object-count="0"/>
  </office:meta>
</office:document-meta>
</file>